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solid" style:text-underline-width="auto" style:text-underline-color="font-color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9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1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1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1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1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1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1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17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1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2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2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2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23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2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25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2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2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2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2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3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_20_3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3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tnet Strom Protokoll für I2C</text:p>
      <text:p text:style-name="Standard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Byte</text:p>
          </table:table-cell>
          <table:table-cell table:style-name="Tabelle1.A1" office:value-type="string">
            <text:p text:style-name="Table_20_Contents">400khz</text:p>
          </table:table-cell>
          <table:table-cell table:style-name="Tabelle1.C1" office:value-type="string">
            <text:p text:style-name="Table_20_Contents">1000khz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25us</text:p>
          </table:table-cell>
          <table:table-cell table:style-name="Tabelle1.C2" office:value-type="string">
            <text:p text:style-name="Table_20_Contents">10us</text:p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>50us</text:p>
          </table:table-cell>
          <table:table-cell table:style-name="Tabelle1.C2" office:value-type="string">
            <text:p text:style-name="Table_20_Contents">20us</text:p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>100us</text:p>
          </table:table-cell>
          <table:table-cell table:style-name="Tabelle1.C2" office:value-type="string">
            <text:p text:style-name="Table_20_Contents">40us</text:p>
          </table:table-cell>
        </table:table-row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>200us</text:p>
          </table:table-cell>
          <table:table-cell table:style-name="Tabelle1.C2" office:value-type="string">
            <text:p text:style-name="Table_20_Contents">80us</text:p>
          </table:table-cell>
        </table:table-row>
        <table:table-row>
          <table:table-cell table:style-name="Tabelle1.A2" office:value-type="float" office:value="16">
            <text:p text:style-name="Table_20_Contents">16</text:p>
          </table:table-cell>
          <table:table-cell table:style-name="Tabelle1.B2" office:value-type="string">
            <text:p text:style-name="Table_20_Contents">400us</text:p>
          </table:table-cell>
          <table:table-cell table:style-name="Tabelle1.C2" office:value-type="string">
            <text:p text:style-name="Table_20_Contents">160us</text:p>
          </table:table-cell>
        </table:table-row>
        <table:table-row>
          <table:table-cell table:style-name="Tabelle1.A2" office:value-type="float" office:value="32">
            <text:p text:style-name="Table_20_Contents">32</text:p>
          </table:table-cell>
          <table:table-cell table:style-name="Tabelle1.B2" office:value-type="string">
            <text:p text:style-name="Table_20_Contents">800us</text:p>
          </table:table-cell>
          <table:table-cell table:style-name="Tabelle1.C2" office:value-type="string">
            <text:p text:style-name="Table_20_Contents">320us</text:p>
          </table:table-cell>
        </table:table-row>
        <table:table-row>
          <table:table-cell table:style-name="Tabelle1.A2" office:value-type="float" office:value="64">
            <text:p text:style-name="Table_20_Contents">64</text:p>
          </table:table-cell>
          <table:table-cell table:style-name="Tabelle1.B2" office:value-type="string">
            <text:p text:style-name="Table_20_Contents">1600us</text:p>
          </table:table-cell>
          <table:table-cell table:style-name="Tabelle1.C2" office:value-type="string">
            <text:p text:style-name="Table_20_Contents">640us</text:p>
          </table:table-cell>
        </table:table-row>
        <table:table-row>
          <table:table-cell table:style-name="Tabelle1.A2" office:value-type="float" office:value="128">
            <text:p text:style-name="Table_20_Contents">128</text:p>
          </table:table-cell>
          <table:table-cell table:style-name="Tabelle1.B2" office:value-type="string">
            <text:p text:style-name="Table_20_Contents">3200us</text:p>
          </table:table-cell>
          <table:table-cell table:style-name="Tabelle1.C2" office:value-type="string">
            <text:p text:style-name="Table_20_Contents">1280us</text:p>
          </table:table-cell>
        </table:table-row>
        <table:table-row>
          <table:table-cell table:style-name="Tabelle1.A2" office:value-type="float" office:value="256">
            <text:p text:style-name="Table_20_Contents">256</text:p>
          </table:table-cell>
          <table:table-cell table:style-name="Tabelle1.B2" office:value-type="string">
            <text:p text:style-name="Table_20_Contents">6400us</text:p>
          </table:table-cell>
          <table:table-cell table:style-name="Tabelle1.C2" office:value-type="string">
            <text:p text:style-name="Table_20_Contents">2560us</text:p>
          </table:table-cell>
        </table:table-row>
        <table:table-row>
          <table:table-cell table:style-name="Tabelle1.A2" office:value-type="float" office:value="1024">
            <text:p text:style-name="Table_20_Contents">1024</text:p>
          </table:table-cell>
          <table:table-cell table:style-name="Tabelle1.B2" office:value-type="string">
            <text:p text:style-name="Table_20_Contents">25600us</text:p>
          </table:table-cell>
          <table:table-cell table:style-name="Tabelle1.C2" office:value-type="string">
            <text:p text:style-name="Table_20_Contents">10240us</text:p>
          </table:table-cell>
        </table:table-row>
      </table:table>
      <text:p text:style-name="Standard"/>
      <text:p text:style-name="Standard"/>
      <text:p text:style-name="Standard">Header: (7 Byte)</text:p>
      <text:p text:style-name="Standard"/>
      <text:p text:style-name="Standard">1TT0.SFDI DA DA SA SA PS CS</text:p>
      <text:p text:style-name="Standard"/>
      <text:p text:style-name="Standard">TT: Protokolltyp</text:p>
      <text:p text:style-name="Standard"/>
      <text:p text:style-name="Standard">0: Antwort Nachricht</text:p>
      <text:p text:style-name="Standard">1: Strom Protokoll</text:p>
      <text:p text:style-name="Standard">2: Paket Transport Protokoll</text:p>
      <text:p text:style-name="Standard">3: Msg Protokoll</text:p>
      <text:p text:style-name="Standard"/>
      <text:p text:style-name="Standard">CS: Prüfsumme</text:p>
      <text:p text:style-name="Standard"><text:s text:c="2"/>Alles Bytes Protokoll und Daten aufaddiert + 1</text:p>
      <text:p text:style-name="Standard"/>
      <text:p text:style-name="Standard">PS <text:s/>= Größe der Nachricht *2: Protokoll und Daten: 8 Bit 0..2*255</text:p>
      <text:p text:style-name="Standard"/>
      <text:p text:style-name="Standard"/>
      <text:p text:style-name="Standard">Msg Protokoll:</text:p>
      <text:p text:style-name="Standard"/>
      <text:p text:style-name="Standard">MI MD0 MD1 MD[x]</text:p>
      <text:p text:style-name="Standard"/>
      <text:p text:style-name="Standard">MI: 8 Bit Msg Index</text:p>
      <text:p text:style-name="Standard">MD[x]: Msg Daten</text:p>
      <text:p text:style-name="Standard"/>
      <text:p text:style-name="Standard"/>
      <text:p text:style-name="Standard"/>
      <text:p text:style-name="Standard">Datenstrom Protokoll:</text:p>
      <text:p text:style-name="Standard"/>
      <text:p text:style-name="Standard">SF <text:s text:c="2"/>= Flags: <text:s text:c="13"/>1 Bit: 1: Re-Init des Empfangsbuffers</text:p>
      <text:p text:style-name="Standard">DI <text:s text:c="2"/>= Nachrichten Index <text:s text:c="3"/>3 Bit</text:p>
      <text:p text:style-name="Standard"/>
      <text:p text:style-name="Standard"/>
      <text:p text:style-name="Standard"/>
      <text:p text:style-name="Standard"><text:soft-page-break/></text:p>
      <text:p text:style-name="Standard">I2C Spezial Kommandos:</text:p>
      <text:p text:style-name="Standard"/>
      <text:p text:style-name="Standard">Acknowledge auf Datenstrom Nachricht</text:p>
      <text:p text:style-name="Standard">1000.0SN D0</text:p>
      <text:p text:style-name="Standard"/>
      <text:p text:style-name="Standard">D0 = 0 =&gt; ACK</text:p>
      <text:p text:style-name="Standard">D0 = 1 =&gt; NACK -&gt; Nochmals senden</text:p>
      <text:p text:style-name="Standard">D0 = 2 =&gt; NACK -&gt; Index stimmt nicht.</text:p>
      <text:p text:style-name="Standard">D0 = 2 =&gt; NACK -&gt; Ziel antwortet nicht</text:p>
      <text:p text:style-name="Standard"/>
      <text:p text:style-name="Standard"/>
      <text:p text:style-name="Standard">Erbegnis im ersten Antwortbyte: 0 = Ack; !=0 = Nack</text:p>
      <text:p text:style-name="Standard"/>
      <text:p text:style-name="Standard"/>
      <text:p text:style-name="Standard">=&gt;0001.0000: Anfrage Slave Tx Strom Buffer Status</text:p>
      <text:p text:style-name="Standard">&lt;=0001.0000 CS S0 S1 S2 S3 S4 S5 S6 S7</text:p>
      <text:p text:style-name="Standard">S[x]: Anzahl Byte im Buffer von Strom[x]</text:p>
      <text:p text:style-name="Standard"/>
      <text:p text:style-name="Standard">=&gt;0010.0SN SS CS: Anfrage Slave Tx Strom Buffer Status</text:p>
      <text:p text:style-name="Standard">SN: Stromnummer <text:s text:c="3"/>3 Bit (0..7)</text:p>
      <text:p text:style-name="Standard">SS: Größe der Antwort Nachricht</text:p>
      <text:p text:style-name="Standard">CS: Prüfsumme</text:p>
      <text:p text:style-name="Standard"/>
      <text:p text:style-name="Standard">&lt;=0010.0000 SN0.DI <text:s/>PNS CS D0 D[x]</text:p>
      <text:p text:style-name="Standard">SN <text:s text:c="2"/>= Stromnummer <text:s text:c="3"/>3 Bit (0..7)</text:p>
      <text:p text:style-name="Standard">DI <text:s text:c="2"/>= Daten Index <text:s text:c="3"/>4 Bit</text:p>
      <text:p text:style-name="Standard">PNS <text:s/>= Datenanzahl <text:s text:c="3"/>8 Bit Größe der gültigen anwort</text:p>
      <text:p text:style-name="Standard">D[x]: Daten</text:p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draw:g text:anchor-type="paragraph" draw:z-index="0" draw:style-name="gr1"><draw:rect draw:style-name="gr2" draw:text-style-name="P3" svg:width="2.999cm" svg:height="1.001cm" svg:x="0.82cm" svg:y="1.845cm"><text:p text:style-name="P2"><text:span text:style-name="T1">01</text:span><text:span text:style-name="T2">.00.00.00</text:span></text:p></draw:rect><draw:rect draw:style-name="gr3" draw:text-style-name="P3" svg:width="3.001cm" svg:height="1.001cm" svg:x="4.819cm" svg:y="1.845cm"><text:p text:style-name="P2"><text:span text:style-name="T1">02</text:span><text:span text:style-name="T2">.00.00.00</text:span></text:p></draw:rect><draw:rect draw:style-name="gr4" draw:text-style-name="P3" svg:width="3.001cm" svg:height="1.001cm" svg:x="9.819cm" svg:y="1.845cm"><text:p text:style-name="P2"><text:span text:style-name="T1">15</text:span><text:span text:style-name="T2">.00.00.00</text:span></text:p></draw:rect><draw:line draw:style-name="gr5" draw:text-style-name="P4" svg:x1="1.817cm" svg:y1="1.846cm" svg:x2="1.817cm" svg:y2="0.846cm"><text:p/></draw:line><draw:line draw:style-name="gr6" draw:text-style-name="P4" svg:x1="5.819cm" svg:y1="0.846cm" svg:x2="5.819cm" svg:y2="1.846cm"><text:p/></draw:line><draw:line draw:style-name="gr7" draw:text-style-name="P4" svg:x1="10.818cm" svg:y1="0.846cm" svg:x2="10.818cm" svg:y2="1.846cm"><text:p/></draw:line><draw:line draw:style-name="gr8" draw:text-style-name="P4" svg:x1="1.817cm" svg:y1="0.846cm" svg:x2="10.817cm" svg:y2="0.846cm"><text:p/></draw:line><draw:rect draw:style-name="gr9" draw:text-style-name="P3" svg:width="3.001cm" svg:height="1.001cm" svg:x="1.818cm" svg:y="4.846cm"><text:p text:style-name="P2"><text:span text:style-name="T2">01.</text:span><text:span text:style-name="T1">01</text:span><text:span text:style-name="T2">.00.00</text:span></text:p></draw:rect><draw:rect draw:style-name="gr10" draw:text-style-name="P3" svg:width="3.001cm" svg:height="1.001cm" svg:x="5.819cm" svg:y="4.846cm"><text:p text:style-name="P2"><text:span text:style-name="T2">01.</text:span><text:span text:style-name="T1">02</text:span><text:span text:style-name="T2">.00.00</text:span></text:p></draw:rect><draw:rect draw:style-name="gr11" draw:text-style-name="P3" svg:width="3.001cm" svg:height="1.001cm" svg:x="10.819cm" svg:y="4.846cm"><text:p text:style-name="P2"><text:span text:style-name="T2">01.</text:span><text:span text:style-name="T1">15</text:span><text:span text:style-name="T2">.00.00</text:span></text:p></draw:rect><draw:line draw:style-name="gr12" draw:text-style-name="P4" svg:x1="2.817cm" svg:y1="4.847cm" svg:x2="2.817cm" svg:y2="3.847cm"><text:p/></draw:line><draw:line draw:style-name="gr13" draw:text-style-name="P4" svg:x1="6.819cm" svg:y1="3.847cm" svg:x2="6.819cm" svg:y2="4.847cm"><text:p/></draw:line><draw:line draw:style-name="gr14" draw:text-style-name="P4" svg:x1="11.819cm" svg:y1="3.847cm" svg:x2="11.819cm" svg:y2="4.847cm"><text:p/></draw:line><draw:line draw:style-name="gr15" draw:text-style-name="P4" svg:x1="2.817cm" svg:y1="3.847cm" svg:x2="11.817cm" svg:y2="3.847cm"><text:p/></draw:line><draw:rect draw:style-name="gr16" draw:text-style-name="P3" svg:width="3.001cm" svg:height="1.001cm" svg:x="2.818cm" svg:y="7.846cm"><text:p text:style-name="P2"><text:span text:style-name="T2">01.01.</text:span><text:span text:style-name="T1">01</text:span><text:span text:style-name="T2">.00</text:span></text:p></draw:rect><draw:rect draw:style-name="gr17" draw:text-style-name="P3" svg:width="3.001cm" svg:height="1.001cm" svg:x="6.819cm" svg:y="7.846cm"><text:p text:style-name="P2"><text:span text:style-name="T2">01.01.</text:span><text:span text:style-name="T1">02</text:span><text:span text:style-name="T2">.00</text:span></text:p></draw:rect><draw:rect draw:style-name="gr18" draw:text-style-name="P3" svg:width="3.001cm" svg:height="1.001cm" svg:x="11.82cm" svg:y="7.846cm"><text:p text:style-name="P2"><text:span text:style-name="T2">01.01.</text:span><text:span text:style-name="T1">15</text:span><text:span text:style-name="T2">.00</text:span></text:p></draw:rect><draw:line draw:style-name="gr19" draw:text-style-name="P4" svg:x1="3.819cm" svg:y1="7.846cm" svg:x2="3.819cm" svg:y2="6.846cm"><text:p/></draw:line><draw:line draw:style-name="gr20" draw:text-style-name="P4" svg:x1="7.819cm" svg:y1="6.846cm" svg:x2="7.819cm" svg:y2="7.846cm"><text:p/></draw:line><draw:line draw:style-name="gr21" draw:text-style-name="P4" svg:x1="12.819cm" svg:y1="6.846cm" svg:x2="12.819cm" svg:y2="7.846cm"><text:p/></draw:line><draw:line draw:style-name="gr22" draw:text-style-name="P4" svg:x1="3.819cm" svg:y1="6.846cm" svg:x2="12.819cm" svg:y2="6.846cm"><text:p/></draw:line><draw:rect draw:style-name="gr23" draw:text-style-name="P3" svg:width="3.001cm" svg:height="1.001cm" svg:x="3.819cm" svg:y="10.846cm"><text:p text:style-name="P2"><text:span text:style-name="T2">01.01.01.</text:span><text:span text:style-name="T1">01</text:span></text:p></draw:rect><draw:rect draw:style-name="gr24" draw:text-style-name="P3" svg:width="3.001cm" svg:height="1.001cm" svg:x="7.819cm" svg:y="10.846cm"><text:p text:style-name="P2"><text:span text:style-name="T2">01.01.01.</text:span><text:span text:style-name="T1">02</text:span></text:p></draw:rect><draw:rect draw:style-name="gr25" draw:text-style-name="P3" svg:width="3.001cm" svg:height="1.001cm" svg:x="12.82cm" svg:y="10.846cm"><text:p text:style-name="P2"><text:span text:style-name="T2">01.01.01.</text:span><text:span text:style-name="T1">15</text:span></text:p></draw:rect><draw:line draw:style-name="gr26" draw:text-style-name="P4" svg:x1="4.819cm" svg:y1="10.846cm" svg:x2="4.819cm" svg:y2="9.846cm"><text:p/></draw:line><draw:line draw:style-name="gr27" draw:text-style-name="P4" svg:x1="8.819cm" svg:y1="9.846cm" svg:x2="8.819cm" svg:y2="10.846cm"><text:p/></draw:line><draw:line draw:style-name="gr28" draw:text-style-name="P4" svg:x1="13.819cm" svg:y1="9.846cm" svg:x2="13.819cm" svg:y2="10.846cm"><text:p/></draw:line><draw:line draw:style-name="gr29" draw:text-style-name="P4" svg:x1="4.819cm" svg:y1="9.846cm" svg:x2="13.819cm" svg:y2="9.846cm"><text:p/></draw:line><draw:line draw:style-name="gr30" draw:text-style-name="P4" svg:x1="3.819cm" svg:y1="8.846cm" svg:x2="4.819cm" svg:y2="9.846cm"><text:p/></draw:line><draw:line draw:style-name="gr31" draw:text-style-name="P4" svg:x1="2.817cm" svg:y1="5.846cm" svg:x2="3.817cm" svg:y2="6.846cm"><text:p/></draw:line><draw:line draw:style-name="gr32" draw:text-style-name="P4" svg:x1="1.817cm" svg:y1="2.846cm" svg:x2="2.817cm" svg:y2="3.846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1M55S</meta:editing-duration>
    <meta:editing-cycles>15</meta:editing-cycles>
    <meta:generator>OpenOffice/4.1.0$Win32 OpenOffice.org_project/410m18$Build-9764</meta:generator>
    <dc:date>2019-09-13T00:09:25.21</dc:date>
    <meta:document-statistic meta:table-count="1" meta:image-count="0" meta:object-count="0" meta:page-count="4" meta:paragraph-count="71" meta:word-count="240" meta:character-count="1276"/>
    <meta:user-defined meta:name="Info 1"/>
    <meta:user-defined meta:name="Info 2"/>
    <meta:user-defined meta:name="Info 3"/>
    <meta:user-defined meta:name="Info 4"/>
  </office:meta>
</office:document-meta>
</file>